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style:text-properties officeooo:paragraph-rsid="002713e1"/>
    </style:style>
    <style:style style:name="P3" style:family="paragraph" style:parent-style-name="Text_20_body">
      <style:text-properties officeooo:paragraph-rsid="002713e1"/>
    </style:style>
    <style:style style:name="P4" style:family="paragraph" style:parent-style-name="Text_20_body">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paragraph-properties fo:margin-top="0in" fo:margin-bottom="0in" loext:contextual-spacing="false"/>
      <style:text-properties officeooo:rsid="001e9faa" officeooo:paragraph-rsid="001e9faa"/>
    </style:style>
    <style:style style:name="P7" style:family="paragraph" style:parent-style-name="Text_20_body">
      <style:paragraph-properties fo:margin-top="0in" fo:margin-bottom="0in" loext:contextual-spacing="false"/>
      <style:text-properties officeooo:rsid="0020ddd0" officeooo:paragraph-rsid="0020ddd0"/>
    </style:style>
    <style:style style:name="P8" style:family="paragraph" style:parent-style-name="Text_20_body">
      <style:paragraph-properties fo:margin-top="0in" fo:margin-bottom="0in" loext:contextual-spacing="false"/>
      <style:text-properties officeooo:rsid="0021fb6a" officeooo:paragraph-rsid="0021fb6a"/>
    </style:style>
    <style:style style:name="P9" style:family="paragraph" style:parent-style-name="Text_20_body" style:list-style-name="L3">
      <style:paragraph-properties fo:margin-top="0in" fo:margin-bottom="0in" loext:contextual-spacing="false"/>
      <style:text-properties officeooo:paragraph-rsid="002713e1"/>
    </style:style>
    <style:style style:name="P10" style:family="paragraph" style:parent-style-name="Standard">
      <style:text-properties officeooo:rsid="0023f639" officeooo:paragraph-rsid="0023f639"/>
    </style:style>
    <style:style style:name="P11" style:family="paragraph" style:parent-style-name="Standard">
      <style:text-properties officeooo:rsid="0023f639" officeooo:paragraph-rsid="002713e1"/>
    </style:style>
    <style:style style:name="T1" style:family="text">
      <style:text-properties officeooo:rsid="0020ddd0"/>
    </style:style>
    <style:style style:name="T2" style:family="text">
      <style:text-properties officeooo:rsid="0021fb6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drill-getting-testy-"/>DRILL: Getting Testy…</text:h>
      <text:p text:style-name="Text_20_body"/>
      <text:list xml:id="list3905087726" text:style-name="L1">
        <text:list-item>
          <text:p text:style-name="P5">Does a new supplement help people sleep better? </text:p>
        </text:list-item>
      </text:list>
      <text:p text:style-name="P6">Find a group of people who are around the same age and have similar sleeping habits (done by having them rate their sleep for a month before the test). Divide them into two groups and give one group the new drug and give the other group a placebo. The hypothesis would be that the new supplement would help them sleep. Have them rate their sleeping while the experiment goes on. See if there sleep ratings change while on the drug. <text:span text:style-name="T1">Compare the results of the group and make your decision. </text:span></text:p>
      <text:p text:style-name="P4"/>
      <text:list xml:id="list162834400331790" text:continue-numbering="true" text:style-name="L1">
        <text:list-item>
          <text:p text:style-name="P5">Will new uniforms help a gym's business? </text:p>
        </text:list-item>
      </text:list>
      <text:p text:style-name="P7">Give some stores the new uniform. Ideally a city with multiple stores within it so you can compare the stores. If that is not possible, that is ok. Compare the earnings with the last quarters earnings. Also make sure to account for seasons. Look at previous years earning records and compare the projected earnings with what was the profit with the new uniforms. If it is possible to have multiple businesses in one city, some with old uniforms some with new. That would be a great thing to compare as well. <text:span text:style-name="T2">The hypothesis would be that the uniforms improve earnings.</text:span></text:p>
      <text:p text:style-name="P4"/>
      <text:list xml:id="list162834060688080" text:continue-numbering="true" text:style-name="L1">
        <text:list-item>
          <text:p text:style-name="P5">Will a new homepage improve my online exotic pet rental business? </text:p>
        </text:list-item>
      </text:list>
      <text:p text:style-name="P8">Set the new homepage. Compare the earnings of the month with the new homepage to the earnings of the old homepage. You can also look at last years earnings to make sure it is not due to seasonal attributes. </text:p>
      <text:p text:style-name="P4"/>
      <text:p text:style-name="P4"/>
      <text:list xml:id="list162833041345057" text:continue-numbering="true" text:style-name="L1">
        <text:list-item>
          <text:p text:style-name="P1">If I put 'please read' in the email subject will more people read my emails? </text:p>
        </text:list-item>
      </text:list>
      <text:p text:style-name="P10">Split your email list into two groups. Send an email to each group and have them be exactly the same but put ‘please read’ in the email subject. The hypothesis is that including ‘please read’ will get more people to read emails. Measure the response rate of the emails to see which group read the email more. If the email is asking people to sign a form, look at the rate of people who signed it, or something similar if the email is asking people to do something. Then you just make your conclus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3">The components of an A/B test are:</text:p>
      <text:list xml:id="list2922743111" text:style-name="L3">
        <text:list-item>
          <text:p text:style-name="P9"><text:span text:style-name="Strong_20_Emphasis">Two versions</text:span> of something whose effects will be compared. Typically one version is a "control version," often already in use (or "no intervention"), and one is a "test version," which has some changes from the control. That change is often called the <text:span text:style-name="Emphasis">treatment</text:span>. If starting from scratch, however, you may have two different test versions to compare to each other. </text:p>
        </text:list-item>
        <text:list-item>
          <text:p text:style-name="P9">A <text:span text:style-name="Strong_20_Emphasis">sample</text:span>, divided into two groups. Each sample should be selected so that it is similar to the population you want to understand. The groups should be similar to one another so that any differences between them can be attributed to seeing version A or version B and not something else. You also want the split of between A and B to be as random as possible. </text:p>
        </text:list-item>
        <text:list-item>
          <text:p text:style-name="P9">A <text:span text:style-name="Strong_20_Emphasis">hypothesis</text:span>. Your hypothesis is what you expect to happen. For example, "I expect the HTML email will achieve a higher open and conversion rate than the plain text email." </text:p>
        </text:list-item>
        <text:list-item>
          <text:p text:style-name="P9"><text:span text:style-name="Strong_20_Emphasis">Outcome(s)</text:span> of interest. What you expect will change as a result of using version A or version B, and how you will measure that change. This means you have to decide on a <text:span text:style-name="Emphasis">key metric</text:span>, which should capture the effect of your change and reflect the motivations for the test in the first place. </text:p>
        </text:list-item>
        <text:list-item>
          <text:p text:style-name="P2"><text:span text:style-name="Strong_20_Emphasis">Other measured variables</text:span>. This includes information about the two groups that can be used to ensure they are similar, as well as secondary outcomes that are less important than the primary outcomes of interest but which might <text:span text:style-name="Emphasis">also</text:span> change in response to using version A or version B. </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14:46:42.653426390</meta:creation-date>
    <dc:date>2018-09-02T16:28:32.283499077</dc:date>
    <meta:editing-duration>PT47S</meta:editing-duration>
    <meta:editing-cycles>2</meta:editing-cycles>
    <meta:generator>LibreOffice/6.0.3.2$Linux_X86_64 LibreOffice_project/00m0$Build-2</meta:generator>
    <meta:document-statistic meta:table-count="0" meta:image-count="0" meta:object-count="0" meta:page-count="2" meta:paragraph-count="15" meta:word-count="642" meta:character-count="3528" meta:non-whitespace-character-count="2898"/>
  </office:meta>
</office:document-meta>
</file>